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T1" style:family="text">
      <style:text-properties officeooo:rsid="001d2a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es ANSI recognize the data type DATE?</text:p>
      <text:p text:style-name="P1"/>
      <text:p text:style-name="P1">ANS- <text:span text:style-name="T1">No</text:span> the ANSI <text:span text:style-name="T1">does not </text:span>recognize the data type DATE.</text:p>
      <text:p text:style-name="P1"/>
      <text:p text:style-name="P1">--------------------------------------------------------------------------------------------------------------------------------------------</text:p>
      <text:p text:style-name="P1"/>
      <text:p text:style-name="P1">Which subdivision of SQL is used to insert values in table?</text:p>
      <text:p text:style-name="P1"/>
      <text:p text:style-name="P1">ANS- The subdivision of SQL used to insert values in table is "Data Manipulation Language" (DML).</text:p>
      <text:p text:style-name="P1"><text:s text:c="5"/>We can also manipulate the data with DML. INSERT is the key command in DML </text:p>
      <text:p text:style-name="P1"><text:s text:c="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38cm" fo:margin-right="0.2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22:08.277214234</meta:creation-date>
    <dc:date>2023-09-11T22:32:46.451330337</dc:date>
    <meta:editing-duration>PT4M11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7" meta:word-count="61" meta:character-count="475" meta:non-whitespace-character-count="409"/>
  </office:meta>
</office:document-meta>
</file>